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1" calcext:value-type="float">
            <text:p>56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9" calcext:value-type="float">
            <text:p>79</text:p>
          </table:table-cell>
          <table:table-cell table:formula="of:=[.CE40]-[.CE66]-[.CE92]" office:value-type="float" office:value="79" calcext:value-type="float">
            <text:p>79</text:p>
          </table:table-cell>
          <table:table-cell table:formula="of:=[.CF40]-[.CF66]-[.CF92]" office:value-type="float" office:value="79" calcext:value-type="float">
            <text:p>79</text:p>
          </table:table-cell>
          <table:table-cell table:formula="of:=[.CG40]-[.CG66]-[.CG92]" office:value-type="float" office:value="79" calcext:value-type="float">
            <text:p>79</text:p>
          </table:table-cell>
          <table:table-cell table:formula="of:=[.CH40]-[.CH66]-[.CH9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3" calcext:value-type="float">
            <text:p>6483</text:p>
          </table:table-cell>
          <table:table-cell table:formula="of:=SUM([.CE2:.CE26])" office:value-type="float" office:value="6656" calcext:value-type="float">
            <text:p>6656</text:p>
          </table:table-cell>
          <table:table-cell table:formula="of:=SUM([.CF2:.CF26])" office:value-type="float" office:value="7176" calcext:value-type="float">
            <text:p>7176</text:p>
          </table:table-cell>
          <table:table-cell table:formula="of:=SUM([.CG2:.CG26])" office:value-type="float" office:value="7625" calcext:value-type="float">
            <text:p>7625</text:p>
          </table:table-cell>
          <table:table-cell table:formula="of:=SUM([.CH2:.CH26])" office:value-type="float" office:value="7994" calcext:value-type="float">
            <text:p>79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3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5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1" calcext:value-type="float">
            <text:p>9931</text:p>
          </table:table-cell>
          <table:table-cell table:style-name="ce3" table:formula="of:=SUM([.CE28:.CE52])" office:value-type="float" office:value="10649" calcext:value-type="float">
            <text:p>10649</text:p>
          </table:table-cell>
          <table:table-cell table:style-name="ce3" table:formula="of:=SUM([.CF28:.CF52])" office:value-type="float" office:value="11353" calcext:value-type="float">
            <text:p>11353</text:p>
          </table:table-cell>
          <table:table-cell table:style-name="ce3" table:formula="of:=SUM([.CG28:.CG52])" office:value-type="float" office:value="12076" calcext:value-type="float">
            <text:p>12076</text:p>
          </table:table-cell>
          <table:table-cell table:style-name="ce3" table:formula="of:=SUM([.CH28:.CH52])" office:value-type="float" office:value="12628" calcext:value-type="float">
            <text:p>126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0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1:43:07.832566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6T11:47:41.029631359</dc:date>
    <meta:editing-duration>PT6H22M22S</meta:editing-duration>
    <meta:editing-cycles>68</meta:editing-cycles>
    <meta:document-statistic meta:table-count="1" meta:cell-count="13502" meta:object-count="0"/>
  </office:meta>
</office:document-meta>
</file>